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e6a" officeooo:paragraph-rsid="0014be6a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4be6a" officeooo:paragraph-rsid="0014be6a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cefd" officeooo:paragraph-rsid="001acefd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officeooo:rsid="0014be6a" officeooo:paragraph-rsid="0014be6a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4be6a" officeooo:paragraph-rsid="0014be6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4be6a" officeooo:paragraph-rsid="0014be6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97fc1" officeooo:paragraph-rsid="00197fc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a1622" officeooo:paragraph-rsid="001a162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be6a" officeooo:paragraph-rsid="0014be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63281" officeooo:paragraph-rsid="0016328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97fc1" officeooo:paragraph-rsid="00197fc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a1622" officeooo:paragraph-rsid="001a1622" style:font-size-asian="10.5pt" style:font-weight-asian="normal" style:font-size-complex="12pt" style:font-weight-complex="normal"/>
    </style:style>
    <style:style style:name="T1" style:family="text">
      <style:text-properties officeooo:rsid="0018747a"/>
    </style:style>
    <style:style style:name="T2" style:family="text">
      <style:text-properties officeooo:rsid="001a1622"/>
    </style:style>
    <style:style style:name="T3" style:family="text">
      <style:text-properties officeooo:rsid="001c5f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edicting the best neighbourhood for Opening a <text:span text:style-name="T3">South Indian</text:span> <text:span text:style-name="T2">Restaurant</text:span> in Indore</text:p>
      <text:p text:style-name="P1"/>
      <text:p text:style-name="P1"/>
      <text:p text:style-name="P4">Bashar Jaan Khan</text:p>
      <text:p text:style-name="P4"/>
      <text:p text:style-name="P4">July 23, 2019</text:p>
      <text:p text:style-name="P4"/>
      <text:p text:style-name="P4"/>
      <text:p text:style-name="P2">1. Introduction</text:p>
      <text:p text:style-name="P2"/>
      <text:p text:style-name="P6">1.1 Background</text:p>
      <text:p text:style-name="P10">Indore is notable for its importance in the areas of trading, finance and distribution of Madhya Pradesh. Indore’s GDP <text:span text:style-name="T1">was</text:span> $25 billion <text:span text:style-name="T1">( source: </text:span><text:a xlink:type="simple" xlink:href="https://en.wikipedia.org/wiki/Economy_of_Madhya_Pradesh#Indore" text:style-name="Internet_20_link" text:visited-style-name="Visited_20_Internet_20_Link"><text:span text:style-name="T1">Wikipedia</text:span></text:a><text:span text:style-name="T1"> ) as is a well established corporate and financial capital of central India. This increases the potential in revenue for recreational activities as <text:s/>more people from different cities with different tastes settle in Indore. Therefore it is advantageous to have information about the existing restaurants in Indore and have a competitive edge over other such businesses.</text:span></text:p>
      <text:p text:style-name="P10"/>
      <text:p text:style-name="P7">1.2 Problem</text:p>
      <text:p text:style-name="P11">Data that might contribute to determining success of a restaurant might include the locality, popularity of <text:span text:style-name="T2">food taste, etc. may define the success of that restaurant in the future. This project aims to predict the best locality of the restaurant based on such factors.</text:span></text:p>
      <text:p text:style-name="P11"/>
      <text:p text:style-name="P8">1.3 Interest</text:p>
      <text:p text:style-name="P12">Restaurant joints and would be primarily interested in such information as it would help them target their customers in a more effective manner.</text:p>
      <text:p text:style-name="P9"/>
      <text:p text:style-name="P3">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0:50:46.652112464</meta:creation-date>
    <dc:date>2019-07-26T14:54:58.797821135</dc:date>
    <meta:editing-duration>PT10M43S</meta:editing-duration>
    <meta:editing-cycles>3</meta:editing-cycles>
    <meta:generator>LibreOffice/6.2.5.2$Linux_X86_64 LibreOffice_project/20$Build-2</meta:generator>
    <meta:document-statistic meta:table-count="0" meta:image-count="0" meta:object-count="0" meta:page-count="1" meta:paragraph-count="11" meta:word-count="175" meta:character-count="1102" meta:non-whitespace-character-count="937"/>
  </office:meta>
</office:document-meta>
</file>